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ncho" svg:font-family="Mincho" style:font-family-generic="roman" style:font-pitch="fixed" svg:panose-1="2 2 6 9 4 3 5 8 3 5"/>
    <style:font-face style:name="Lucidasans" svg:font-family="Lucida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Основнойшрифтабзаца" style:family="text">
      <style:text-properties fo:color="#800000"/>
    </style:style>
    <style:style style:name="T4" style:parent-style-name="Основнойшрифтабзаца" style:family="text">
      <style:text-properties fo:color="#800000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><text:text-input text:description="jooscript">${email}</text:text-input></text:p>
      <text:p text:style-name="Standard"><text:text-input text:description="jooscript">${name}</text:text-input></text:p>
      <text:p text:style-name="Standard"><text:text-input text:description="jooscript">${password}</text:text-inpu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ar<text:s/><text:text-input text:description="jooscript">${name}</text:text-input>,</text:p>
      <text:p text:style-name="Standard"/>
      <text:p text:style-name="Standard">Thank you for trying<text:s/><text:a xlink:href="http://www.artofsolving.com/jooreports" office:target-frame-name="_top" xlink:show="replace"><text:span text:style-name="T3">JOOReports</text:span></text:a>.</text:p>
      <text:p text:style-name="Standard"/>
      <text:p text:style-name="Standard">Yours sincerely,</text:p>
      <text:p text:style-name="Standard"/>
      <text:p text:style-name="Standard"><text:a xlink:href="mailto:mirko@artofsolving.com" office:target-frame-name="_top" xlink:show="replace"><text:span text:style-name="T4">Mirko Nasato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ncho" svg:font-family="Mincho" style:font-family-generic="roman" style:font-pitch="fixed" svg:panose-1="2 2 6 9 4 3 5 8 3 5"/>
    <style:font-face style:name="Lucidasans" svg:font-family="Lucida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en" style:country-complex="US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Arial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ncho" style:font-name-complex="Lucidasans" fo:font-size="14pt" style:font-size-asian="14pt" style:font-size-complex="14pt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JOOReports 2.0 Letter Dem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rko Nasato</meta:initial-creator>
    <dc:creator>Андрей Гапонов</dc:creator>
    <meta:creation-date>2005-06-02T15:38:00Z</meta:creation-date>
    <dc:date>2014-06-29T20:03:00Z</dc:date>
    <meta:template xlink:href="Normal" xlink:type="simple"/>
    <meta:editing-cycles>24</meta:editing-cycles>
    <meta:editing-duration>PT18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7" meta:character-count="315" meta:row-count="2" meta:non-whitespace-character-count="269"/>
  </office:meta>
</office:document-meta>
</file>